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1f7092" officeooo:paragraph-rsid="001f7092"/>
    </style:style>
    <style:style style:name="P4" style:family="paragraph" style:parent-style-name="Standard">
      <style:text-properties officeooo:paragraph-rsid="00214cd8"/>
    </style:style>
    <style:style style:name="P5" style:family="paragraph" style:parent-style-name="Standard">
      <style:text-properties style:font-name="Arial1" fo:font-size="11pt" officeooo:rsid="00214cd8" officeooo:paragraph-rsid="00214cd8" style:font-size-asian="11pt" style:font-size-complex="11pt"/>
    </style:style>
    <style:style style:name="P6" style:family="paragraph" style:parent-style-name="Standard">
      <style:text-properties style:font-name="Arial1" fo:font-size="11pt" officeooo:rsid="00234011" officeooo:paragraph-rsid="00234011" style:font-size-asian="11pt" style:font-size-complex="11pt"/>
    </style:style>
    <style:style style:name="P7" style:family="paragraph" style:parent-style-name="Standard">
      <style:text-properties officeooo:rsid="00239797" officeooo:paragraph-rsid="00239797"/>
    </style:style>
    <style:style style:name="P8" style:family="paragraph" style:parent-style-name="Standard">
      <style:text-properties officeooo:rsid="0023adbe" officeooo:paragraph-rsid="0023adbe"/>
    </style:style>
    <style:style style:name="P9" style:family="paragraph" style:parent-style-name="Standard">
      <style:text-properties officeooo:rsid="0024f6cb" officeooo:paragraph-rsid="0024f6cb"/>
    </style:style>
    <style:style style:name="P10" style:family="paragraph" style:parent-style-name="Standard">
      <style:text-properties officeooo:rsid="0025f57e" officeooo:paragraph-rsid="0025f57e"/>
    </style:style>
    <style:style style:name="P11" style:family="paragraph" style:parent-style-name="Standard">
      <style:text-properties officeooo:paragraph-rsid="0025f57e"/>
    </style:style>
    <style:style style:name="P12" style:family="paragraph" style:parent-style-name="Standard">
      <style:text-properties officeooo:rsid="0029b661" officeooo:paragraph-rsid="0029b661"/>
    </style:style>
    <style:style style:name="P13" style:family="paragraph" style:parent-style-name="Standard">
      <style:text-properties officeooo:rsid="0029baee" officeooo:paragraph-rsid="0029baee"/>
    </style:style>
    <style:style style:name="P14"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15" style:family="paragraph" style:parent-style-name="Heading_20_1">
      <style:text-properties officeooo:paragraph-rsid="002368c8"/>
    </style:style>
    <style:style style:name="P16" style:family="paragraph" style:parent-style-name="Heading_20_1">
      <style:paragraph-properties fo:break-before="page"/>
    </style:style>
    <style:style style:name="T1" style:family="text">
      <style:text-properties fo:font-size="24pt" fo:font-weight="bold" style:font-size-asian="24pt" style:font-weight-asian="bold" style:font-size-complex="24pt"/>
    </style:style>
    <style:style style:name="T2" style:family="text">
      <style:text-properties fo:font-size="12pt" fo:font-weight="bold" style:font-size-asian="12pt" style:font-weight-asian="bold"/>
    </style:style>
    <style:style style:name="T3" style:family="text">
      <style:text-properties fo:font-size="12pt" fo:font-weight="bold" officeooo:rsid="001f7092" style:font-size-asian="12pt" style:font-weight-asian="bold"/>
    </style:style>
    <style:style style:name="T4" style:family="text">
      <style:text-properties officeooo:rsid="0020aa44"/>
    </style:style>
    <style:style style:name="T5" style:family="text">
      <style:text-properties fo:font-variant="normal" fo:text-transform="none" fo:color="#252525" style:font-name="sans-serif" fo:font-size="10.5pt" fo:letter-spacing="normal" fo:font-style="normal" fo:font-weight="normal" officeooo:rsid="00214cd8"/>
    </style:style>
    <style:style style:name="T6" style:family="text">
      <style:text-properties fo:font-variant="normal" fo:text-transform="none" fo:color="#252525" fo:letter-spacing="normal" fo:font-style="normal" fo:font-weight="normal"/>
    </style:style>
    <style:style style:name="T7" style:family="text">
      <style:text-properties fo:font-variant="normal" fo:text-transform="none" fo:color="#252525" fo:letter-spacing="normal" fo:font-style="normal" fo:font-weight="normal" officeooo:rsid="00234011"/>
    </style:style>
    <style:style style:name="T8" style:family="text">
      <style:text-properties officeooo:rsid="002368c8"/>
    </style:style>
    <style:style style:name="T9" style:family="text">
      <style:text-properties officeooo:rsid="00239797"/>
    </style:style>
    <style:style style:name="T10" style:family="text">
      <style:text-properties officeooo:rsid="0023adbe"/>
    </style:style>
    <style:style style:name="T11" style:family="text">
      <style:text-properties officeooo:rsid="0024f6cb"/>
    </style:style>
    <style:style style:name="T12" style:family="text">
      <style:text-properties officeooo:rsid="0025f57e"/>
    </style:style>
    <style:style style:name="T13" style:family="text">
      <style:text-properties officeooo:rsid="0028c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1"/>
      <text:p text:style-name="P1"/>
      <text:p text:style-name="P3"><text:span text:style-name="T1">Práctica 2: Invocación Remota con RMI</text:span></text:p>
      <text:p text:style-name="P1"/>
      <text:p text:style-name="P3"><text:span text:style-name="T2">Cristian Lafuerza Novellón y Victor Lafaja Sanz</text:span></text:p>
      <text:p text:style-name="P2"><text:span text:style-name="T3">10</text:span><text:span text:style-name="T2"> de </text:span><text:span text:style-name="T3">Noviembre</text:span><text:span text:style-name="T2"> de 201</text:span><text:span text:style-name="T3">6</text:span></text:p>
      <text:h text:style-name="P16" text:outline-level="1">Introducción</text:h>
      <text:p text:style-name="P4"><text:span text:style-name="T4">RMI (Java Remote Method Invocation) es un mecanismo ofrecido por java para invocar métodos de forma remota. A través de RMI, un programa Java puede exportar un objeto, el cual, queda accesible a través de la red. El programa queda a la espera de peticiones de clientes que deseen invocar los métodos de dicho objeto. </text:span><text:span text:style-name="T5"><text:s/></text:span></text:p>
      <text:p text:style-name="P5"><text:span text:style-name="T6">Esta práctica consiste en la resolución de un problema de complejidad computacional, que consiste en el cálculo de los números primos comprendidos entre dos números. Para mejorar el rendimiento que podría conseguir un solo ordenador en este problema, se ha desarrollado un sistema distribuido en el que varios ordenadores </text:span><text:span text:style-name="T7">calculan concurrentemente los números primos hallados en el intervalo solicitado por un cliente.</text:span></text:p>
      <text:p text:style-name="P6"><text:span text:style-name="T7">L</text:span><text:span text:style-name="T6">a solución se compone de tres partes principales, los servidores de cálculo (calculan los números primos en el intervalo que se le solicita), el cliente (pide a un servidor de asignación que le de servidores de cálculo y les reparte la carga equitativamente) y el servidor de asignación (conoce a los servidores de cálculo activos y es capaz de dárselos al cliente cuando los solicita).</text:span></text:p>
      <text:p text:style-name="P5"><text:span text:style-name="T6"/></text:p>
      <text:h text:style-name="P15" text:outline-level="1"><text:span text:style-name="T8">Solución</text:span></text:h>
      <text:p text:style-name="P8">La solución consta de tres componentes principales (cliente, servidores de cálculo y servidor de asignación). Los servidores (cálculo y asignación) buscan el registro RMI y registran en el su interfaz remota y refe<text:span text:style-name="T11">re</text:span>ncia <text:span text:style-name="T13">propia</text:span> para poder <text:span text:style-name="T11">ser invocados (skeleton). El cliente busca el registro RMI, solicita al stub del servidor de asignación un número de servidores de cálculo y éste si todo ha funcionado correctamente se los devuelve. Posteriormente el cliente cálcula cargas equitativas y pide a cada servidor de cálculo que calcule los primos de cada uno de los subintervalos equitativos calculados.</text:span></text:p>
      <text:p text:style-name="P7">Partiendo del problema planteado <text:span text:style-name="T11">anteriormente</text:span>, se ha invertido gran parte del tiempo de diseño en buscar una solución que calcule los resultados en el menor tiempo posible. Para ello, se han encontrado puntos críticos <text:span text:style-name="T10">en</text:span> el reparto de carga a los servidores de cálculo y <text:span text:style-name="T10">en </text:span>el algoritmo de cálculo de números primos.</text:p>
      <text:p text:style-name="P9">Para realizar el reparto de carga de la manera más equitativa posible, se ha optado por una asignación de intervalos a cada servidor de cálculo dinámica. La primera porción del intervalo total es la más grande (contiene los números más pequeños y por lo tanto más rápidos de calcular), las siguientes porciones van reduciendo el tamaño del intervalo a calcular. <text:span text:style-name="T12">Inicialmente se reparte una porción de carga calculada a cada servidor de cálculo(como se ha especificado anteriormente) y una útlima parte queda sin repartir, de forma que es reasignada por partes a los servidores que terminan antes.</text:span></text:p>
      <text:p text:style-name="P10">Un ejemplo de asignación es el siguiente:</text:p>
      <text:p text:style-name="P10"/>
      <text:p text:style-name="P12"><text:soft-page-break/>El algoritmo de cálculo de números primos, comprueba para cada número impar superior a 2 del intervalo, si es diviible por algún número impar, desde 3 hasta la raíz cuadrada de dicho número. De esta forma, se evita tener que comprobar todos los números pares, que ya sabemos que no son primos.</text:p>
      <text:p text:style-name="P13">Por útimo, se ha tenido en cuenta la consistencia del almacen de números primos calculados (se accede en exclusión mutua para guardar los primos calculados), el acceso en exclusión mutua a los servidores de cálculo y las políticas de seguridad de RMI que impedían la conexión de clientes remotos en algunas ocasiones.</text:p>
      <text:p text:style-name="P11"><text:span text:style-name="T9">El diseño e implementación de esta solución, es de gran utilidad para intervalos de números solicitados grandes en los que un único hilo de computación tarda demasiado tiempo en calcular. De lo contrario, lo más sencillo sería implementar un algoritmo que calcule los primos del intervalo dado en la propia máquina.</text:span></text:p>
      <text:h text:style-name="Heading_20_1" text:outline-level="1">Validación Experimental</text:h>
      <text:p text:style-name="Standard">Donec posuere nibh sed scelerisque commodo Figura 3. Proin turpis nisl, sodales sit amet tempus non, ultrices malesuada sapien. Cras lacus elit, volutpat id malesuada in, commodo vitae eros. Praesent quis neque diam. Integer finibus lobortis porta. In varius orci lacus, a porta est dignissim commodo. Nam a varius erat, ac auctor eros. Donec et odio vel est gravida lobortis maximus pretium nunc. Sed vitae tempor elit, non tincidunt ante. Curabitur efficitur varius pretium. Cras vel pretium lorem. Mauris sagittis ligula sed est fringilla viverra. Aenean felis tellus, lacinia tincidunt maximus eu, euismod sed ligula.</text:p>
      <text:p text:style-name="Standard">Praesent finibus, nisi sit amet volutpat vulputate, nulla lorem placerat neque, non mattis sem orci in nisi. Nam venenatis mi sed est sagittis, eu vulputate quam aliquam. Mauris non odio ac nisl lacinia tincidunt. Praesent nibh nisi, viverra sodales eleifend eget, dignissim at ex. Morbi quis ex auctor magna sodales elementum eu vitae libero. Nullam vehicula at risus at facilisis. Sed nec commodo risus, sed tristique mi. Fusce eu ex dui. Curabitur facilisis dui eu orci feugiat, nec dictum massa efficitur. In pulvinar dui felis, non condimentum erat consectetur ac.</text:p>
      <text:p text:style-name="Standard">Vivamus commodo, tellus ut pulvinar rutrum, enim velit sollicitudin massa, sed pellentesque tortor urna at eros. Maecenas vel aliquet magna, nec facilisis nibh. Proin quis tempor magna [7], ut vehicula risus. Praesent ut massa hendrerit, condimentum massa a, facilisis turpis. Interdum et malesuada fames ac ante ipsum primis in faucibus. Integer massa lacus, ullamcorper sit amet bibendum blandit, gravida ut nunc. Phasellus sed leo egestas, scelerisque felis eu, molestie augue. Praesent pretium finibus efficitur</text:p>
      <text:h text:style-name="Heading_20_1" text:outline-level="1">Conclusiones</text:h>
      <text:p text:style-name="Standard">Suspendisse et nisi et eros efficitur molestie sed eget quam. Praesent id magna turpis. Vivamus consectetur diam dapibus lacus laoreet, ac laoreet est bibendum. Morbi quis sollicitudin lacus. Aliquam cursus tristique varius. Sed congue interdum dui, in congue massa accumsan sit amet. Cras ac egestas elit, sed ullamcorper lorem. Morbi vel arcu tristique, gravida ligula blandit, maximus massa. Vivamus viverra vitae elit sit amet fermentum. Nullam egestas hendrerit ipsum, at tempus neque ullamcorper non. Nullam bibendum turpis sit amet ipsum posuere convallis. Sed vestibulum congue magna sit amet fringilla et Figura 1.</text:p>
      <text:p text:style-name="Standard"><text:soft-page-break/>Sed viverra gravida malesuada. Pellentesque imperdiet ornare eros, vel vulputate urna maximus vitae. Pellentesque et quam fermentum, viverra felis et, volutpat odio. Lorem ipsum dolor sit amet, consectetur adipiscing elit. Sed consequat libero sed interdum efficitur. Mauris laoreet ipsum eu ornare pulvinar. Nullam urna tellus, elementum vel pulvinar quis, consequat vel nisi. Sed leo erat, pellentesque quis diam non, maximus luctus lorem. Sed velit tortor, aliquet eu luctus eu, porttitor volutpat nulla. Integer id dui sodales, hendrerit tellus quis, semper velit. Morbi quis leo in nisl ullamcorper mattis. Curabitur tincidunt massa lacus, vel ultrices erat dictum id. Aliquam nibh eros, lobortis ut lacus a, malesuada tristique dolor.</text:p>
      <text:h text:style-name="Heading_20_1" text:outline-level="1">Bibliografía</text:h>
      <text:p text:style-name="Standard">[1] R. Tolosana-Calasanz, J. A. Bañares, C. Pham, and O. F. Rana, “End- to-end QoS on shared clouds for highly dynamic, large-scale sensing data streams,” in Proc. of 1st International Workshop on Data-intensive Process Management in Large-Scale Sensor Systems (DPMSS 2012): From Sensor Networks to Sensor Clouds, 2012, pp. 904–911.</text:p>
      <text:p text:style-name="Standard">[2] S. Marru, D. Gannon, S. Nadella, P. Beckman, D. B. Weber, K. A. Brewster, and K. K. Droegemeier, “Lead cyberinfrastructure to track real-time storms using spruce urgent computing,” CTWatch Quarterly, vol. 4(1), 2008.</text:p>
      <text:p text:style-name="Standard">[3] Y. Simmhan, B. Cao, M. Giakkoupis, and V. K. Prasanna, “Adaptive rate stream processing for smart grid applications on clouds,” in Proceedings of the 2nd international workshop on Scientific cloud computing, ser. ScienceCloud ’11. New York, NY, USA: ACM, 2011, pp. 33–38. [Online]. Available: http://doi.acm.org/10.1145/1996109.1996116</text:p>
      <text:p text:style-name="Standard">[4] R. Tolosana-Calasanz, J. A. Bañares, and O. F. Rana, “Autonomic streaming pipeline for scientific workflows,” Concurr. Comput. : Pract. Exper., vol. 23, no. 16, pp. 1868–1892, 2011.</text:p>
      <text:p text:style-name="Standard">[5] D. Gelernter, “Generative communication in linda,” ACM Trans. Pro- gram. Lang. Syst., vol. 7, no. 1, pp. 80–112, 1985.</text:p>
      <text:p text:style-name="Standard">[6] H. Kim and M. Parashar, CometCloud: An Autonomic Cloud Engine. John Wiley &amp; Sons, Inc., 2011, pp. 275–297. [Online]. Available: http://dx.doi.org/10.1002/9780470940105.ch10</text:p>
      <text:p text:style-name="Standard">[7] A. G. Kumbhare, Y. Simmhan, and V. K. Prasanna, “Exploiting ap- plication dynamism and cloud elasticity for continuous dataflows,” in International Conference for High Performance Computing, Network- ing, Storage and Analysis, SC’13, Denver, CO, USA - November 17 - 21, 2013, W. Gropp and S. Matsuoka, Eds. ACM, 2013, p. 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n" fo:country="US" style:letter-kerning="true" style:font-name-asian="ＭＳ 明朝" style:font-size-asian="12pt" style:language-asian="es" style:country-asian="E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1pt" fo:language="en" fo:country="US" style:letter-kerning="true" style:font-name-asian="ＭＳ 明朝" style:font-size-asian="12pt" style:language-asian="es" style:country-asian="E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text-align="justify" style:justify-single-word="false" fo:orphans="2" fo:widows="2" style:writing-mode="lr-tb"/>
      <style:text-properties style:font-name="Arial" fo:font-family="Arial" style:font-family-generic="roman" style:font-pitch="variable" fo:font-size="11pt" fo:language="en" fo:country="GB"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635cm" fo:margin-bottom="0.635cm" loext:contextual-spacing="false" fo:keep-together="always" fo:keep-with-next="always"/>
      <style:text-properties fo:font-size="18pt" fo:font-weight="bold" style:font-name-asian="ＭＳ ゴシック" style:font-family-asian="'ＭＳ ゴシック'" style:font-family-generic-asian="system" style:font-pitch-asian="variable" style:font-size-asian="18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cm" fo:margin-bottom="0cm"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8pt" fo:language="en" fo:country="GB" fo:font-weight="bold" style:font-name-asian="ＭＳ ゴシック" style:font-family-asian="'ＭＳ ゴシック'" style:font-family-generic-asian="system" style:font-pitch-asian="variable" style:font-size-asian="18pt" style:font-weight-asian="bold" style:font-name-complex="F"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Arial" fo:font-family="Arial" style:font-family-generic="roman" style:font-pitch="variable" fo:font-size="13pt" fo:language="en" fo:country="GB"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GB"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Tolosana</meta:initial-creator>
    <meta:editing-cycles>7</meta:editing-cycles>
    <meta:creation-date>2015-10-28T18:17:00</meta:creation-date>
    <dc:date>2016-11-11T10:37:24.948533406</dc:date>
    <meta:editing-duration>PT33M17S</meta:editing-duration>
    <meta:generator>LibreOffice/5.1.4.2$Linux_X86_64 LibreOffice_project/10m0$Build-2</meta:generator>
    <meta:document-statistic meta:table-count="0" meta:image-count="0" meta:object-count="0" meta:page-count="4" meta:paragraph-count="30" meta:word-count="1326" meta:character-count="8550" meta:non-whitespace-character-count="7257"/>
    <meta:user-defined meta:name="AppVersion">15.0000</meta:user-defined>
    <meta:user-defined meta:name="Company">Universidad de Zaragoz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